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3:06:47.504950149</meta:creation-date>
    <dc:date>2023-01-10T13:09:50.924576575</dc:date>
    <meta:editing-duration>PT3M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6.0.0.alpha0$Linux_X86_64 LibreOffice_project/dd775cd630c907bc7d8bcd6f57ffd3f66115a5ba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REM  *****  BASIC  *****

REM  *****  BASIC  *****

Function F(X As Double) As Double
	F = X^2
End Function

Function G(X As Double) As Double
	G = 0.5*X^2+1
End Function


Sub Main
' initialisation
	doc = ThisComponent
	T = doc.Text
	nom = "graph"
	doc.lockControllers()

'création du graphique
	Dim size As New com.sun.star.awt.Size
	size.height = 10000
	size.Width  = 14000
	embed = doc.createInstance("com.sun.star.text.TextEmbeddedObject")
    embed.CLSID = "12DCAE26-281F-416F-a234-c3086127382e"
    embed.setSize(size)
    embed.setName(nom)
	T.insertTextContent(T.End, embed, True)

    graphique = embed.Model
    graphique.PageBackground.FillStyle = NONE

     
' génération des données
	Dim SuperData(0 To 30)
	Dim X(30)
	Dim Val(2,30)	
		
	For J = 0 To 30
		X(J) = -6 + (6-(-6))*J/30
		For I = 0 To 2			
			Val(I,J) = graphique.data.NotANumber
		Next I
	Next J
	
	For I = 0 To 20		
		Val(0,I) = F(X(I))		
	Next I

	For I = 4 To 25
		Val(1,I) = G(X(I))
	Next I

	For I = 0 To 30
		SuperData(I) = Array(X(I),Val(0,I),Val(1,I))
	Next I 

	chartdata = graphique.data
	chartdata.setData(SuperData)
	
	cdes = Array("","y = x**2 ", "y = 0,5*x^2+1")
	chartdata.ColumnDescriptions = cdes

	
' diagramme
	dataprovider = graphique.dataprovider
	Dim args(0) As New com.sun.star.beans.PropertyValue
		args(0).Name = "HasCategories"
	 	args(0).Value = False
	datasource = dataprovider.createDataSource(args)
    charttypemanager = graphique.charttypemanager
    modele = charttypemanager.createInstance("com.sun.star.chart2.template.ScatterLine")
    Dim args2(0) As New com.sun.star.beans.PropertyValue
 '   Xray modele
    diagram = modele.createDiagramByDataSource(datasource,args2)
    diagram.Wall.FillStyle = NONE
    
' AXE X
' formatage
    cs = diagram.CoordinateSystems(0)
    axeX = cs.getAxisByDimension(0,0)
    axeX.CrossoverPosition = START
    axeX.GridProperties.Show = True
' titre
    texte = GetProcessServiceManager.createInstance("com.sun.star.chart2.FormattedString")
    titre = GetProcessServiceManager.createInstance("com.sun.star.chart2.Title")
    texte.setString("Abscisses")
    texte.CharHeight = 10
    titre.setText(Array(texte))
    axeX.setTitleObject(titre)
    
' AXE Y
' formatage
    axeY = cs.getAxisByDimension(1,0)
    axeY.CrossoverPosition = 1
    echelle = axeY.ScaleData
    echelle.AutoDateAxis = False
    echelle.Minimum = 0
    echelle.Maximum = 40
    axeY.setScaleData(echelle)
' titre
    texte = texte.createClone()
    titre = titre.createClone()
    texte.setString("Ordonnées")
    titre.TextRotation = 90
    titre.setText(Array(texte))
    axeY.setTitleObject(titre)
    
' légende
    legende = GetProcessServiceManager.createInstance("com.sun.star.chart2.Legend")
    legende.LineStyle = 0
    legende.FillStyle = 0
    diagram.setLegend(legende)
    
' formatage de la série
    series = cs.ChartTypes(0).DataSeries
    series(0).Color = 100000
    series(0).LineWidth = 40
  	series(1).LineWidth = 40

' insertion du diagram
    graphique.setFirstDiagram(diagram)
    doc.unlockControllers()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